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4.701cm" table:align="center"/>
    </style:style>
    <style:style style:name="Tableau1.A" style:family="table-column">
      <style:table-column-properties style:column-width="2.395cm"/>
    </style:style>
    <style:style style:name="Tableau1.B" style:family="table-column">
      <style:table-column-properties style:column-width="2.305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902cm" table:align="center" fo:background-color="transparent">
        <style:background-image/>
      </style:table-properties>
    </style:style>
    <style:style style:name="Tableau2.A" style:family="table-column">
      <style:table-column-properties style:column-width="1.198cm"/>
    </style:style>
    <style:style style:name="Tableau2.B" style:family="table-column">
      <style:table-column-properties style:column-width="0.894cm"/>
    </style:style>
    <style:style style:name="Tableau2.C" style:family="table-column">
      <style:table-column-properties style:column-width="1.009cm"/>
    </style:style>
    <style:style style:name="Tableau2.E" style:family="table-column">
      <style:table-column-properties style:column-width="0.988cm"/>
    </style:style>
    <style:style style:name="Tableau2.F" style:family="table-column">
      <style:table-column-properties style:column-width="0.91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5" style:family="table-row">
      <style:table-row-properties fo:background-color="transparent">
        <style:background-image/>
      </style:table-row-properties>
    </style:style>
    <style:style style:name="P1" style:family="paragraph" style:parent-style-name="Footer" style:master-page-name="">
      <style:paragraph-properties fo:text-align="center" style:justify-single-word="false" style:page-number="auto" fo:padding="0.049cm" fo:border-left="none" fo:border-right="none" fo:border-top="0.06pt solid #000000" fo:border-bottom="0.06pt solid #000000"/>
      <style:text-properties fo:font-weight="bold" officeooo:rsid="002149de" officeooo:paragraph-rsid="002149de" style:font-weight-asian="bold" style:font-weight-complex="bold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4" style:family="paragraph" style:parent-style-name="Heading_20_1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Heading_20_1">
      <style:text-properties style:text-underline-style="none"/>
    </style:style>
    <style:style style:name="P6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7" style:family="paragraph" style:parent-style-name="Table">
      <style:paragraph-properties fo:keep-with-next="always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f690a" officeooo:paragraph-rsid="001f690a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283f56" officeooo:paragraph-rsid="00283f56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9ba81" officeooo:paragraph-rsid="0029ba81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1f690a" officeooo:paragraph-rsid="001f690a"/>
    </style:style>
    <style:style style:name="P12" style:family="paragraph" style:parent-style-name="Table_20_Contents">
      <style:paragraph-properties fo:text-align="start" style:justify-single-word="false"/>
      <style:text-properties fo:color="#00a933" officeooo:rsid="00283f56" officeooo:paragraph-rsid="00283f56"/>
    </style:style>
    <style:style style:name="P13" style:family="paragraph" style:parent-style-name="Text_20_body">
      <style:paragraph-properties fo:text-align="start" style:justify-single-word="false"/>
      <style:text-properties officeooo:rsid="001f690a" officeooo:paragraph-rsid="001f690a"/>
    </style:style>
    <style:style style:name="P14" style:family="paragraph" style:parent-style-name="Text_20_body">
      <style:paragraph-properties fo:text-align="start" style:justify-single-word="false"/>
      <style:text-properties officeooo:rsid="001f690a" officeooo:paragraph-rsid="002149de"/>
    </style:style>
    <style:style style:name="P15" style:family="paragraph" style:parent-style-name="Text_20_body">
      <style:paragraph-properties fo:text-align="start" style:justify-single-word="false"/>
      <style:text-properties officeooo:rsid="002149de" officeooo:paragraph-rsid="002149de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2149de" officeooo:paragraph-rsid="002149de"/>
    </style:style>
    <style:style style:name="P17" style:family="paragraph" style:parent-style-name="Text_20_body">
      <style:text-properties style:text-underline-style="none" officeooo:rsid="0024f178" officeooo:paragraph-rsid="0024f178"/>
    </style:style>
    <style:style style:name="P18" style:family="paragraph" style:parent-style-name="Text_20_body" style:list-style-name="L9">
      <style:text-properties style:text-underline-style="none" officeooo:rsid="00251a00" officeooo:paragraph-rsid="00251a00"/>
    </style:style>
    <style:style style:name="P19" style:family="paragraph" style:parent-style-name="Text_20_body">
      <style:text-properties fo:color="#00a933" style:text-underline-style="none" officeooo:rsid="0024f178" officeooo:paragraph-rsid="0024f178"/>
    </style:style>
    <style:style style:name="P20" style:family="paragraph" style:parent-style-name="Text_20_body">
      <style:paragraph-properties fo:text-align="center" style:justify-single-word="false"/>
      <style:text-properties fo:color="#00a933" style:text-underline-style="none"/>
    </style:style>
    <style:style style:name="P21" style:family="paragraph" style:parent-style-name="Text_20_body">
      <style:paragraph-properties fo:margin-top="0cm" fo:margin-bottom="0cm" loext:contextual-spacing="false"/>
      <style:text-properties style:text-underline-style="none" officeooo:rsid="0024f178" officeooo:paragraph-rsid="0024f178"/>
    </style:style>
    <style:style style:name="P22" style:family="paragraph" style:parent-style-name="Text_20_body">
      <style:paragraph-properties fo:margin-top="0cm" fo:margin-bottom="0cm" loext:contextual-spacing="false"/>
      <style:text-properties fo:color="#00a933" style:text-underline-style="none" officeooo:rsid="0024f178" officeooo:paragraph-rsid="0024f178"/>
    </style:style>
    <style:style style:name="P23" style:family="paragraph" style:parent-style-name="Text_20_body" style:list-style-name="L8">
      <loext:graphic-properties draw:fill="none"/>
      <style:paragraph-properties fo:margin-top="0cm" fo:margin-bottom="0cm" loext:contextual-spacing="false" fo:line-height="115%" fo:text-align="start" style:justify-single-word="false" fo:background-color="transparent"/>
      <style:text-properties fo:color="#000000" fo:font-weight="normal" officeooo:rsid="00251a00" officeooo:paragraph-rsid="00251a00" style:font-weight-asian="normal" style:font-weight-complex="normal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15%" fo:text-align="start" style:justify-single-word="false" fo:background-color="transparent"/>
      <style:text-properties fo:color="#000000" fo:font-weight="normal" officeooo:rsid="00251a00" officeooo:paragraph-rsid="00251a00" style:font-weight-asian="normal" style:font-weight-complex="normal"/>
    </style:style>
    <style:style style:name="P25" style:family="paragraph" style:parent-style-name="Text_20_body" style:list-style-name="L8">
      <loext:graphic-properties draw:fill="none"/>
      <style:paragraph-properties fo:margin-top="0cm" fo:margin-bottom="0cm" loext:contextual-spacing="false" fo:line-height="115%" fo:text-align="start" style:justify-single-word="false" fo:background-color="transparent"/>
      <style:text-properties fo:color="#000000" fo:font-weight="normal" officeooo:rsid="00263da0" officeooo:paragraph-rsid="00263da0" style:font-weight-asian="normal" style:font-weight-complex="normal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15%" fo:text-align="start" style:justify-single-word="false" fo:background-color="transparent"/>
      <style:text-properties fo:color="#000000" fo:font-weight="normal" officeooo:rsid="00263da0" officeooo:paragraph-rsid="00263da0" style:font-weight-asian="normal" style:font-weight-complex="normal"/>
    </style:style>
    <style:style style:name="P27" style:family="paragraph" style:parent-style-name="Text_20_body" style:list-style-name="L10">
      <loext:graphic-properties draw:fill="none"/>
      <style:paragraph-properties fo:margin-top="0cm" fo:margin-bottom="0cm" loext:contextual-spacing="false" fo:line-height="115%" fo:text-align="start" style:justify-single-word="false" fo:background-color="transparent"/>
      <style:text-properties fo:color="#000000" fo:font-weight="normal" officeooo:rsid="0026f192" officeooo:paragraph-rsid="0026f192" style:font-weight-asian="normal" style:font-weight-complex="normal"/>
    </style:style>
    <style:style style:name="P28" style:family="paragraph" style:parent-style-name="Text_20_body" style:list-style-name="L8" style:master-page-name="">
      <loext:graphic-properties draw:fill="none"/>
      <style:paragraph-properties fo:margin-top="0cm" fo:margin-bottom="0cm" loext:contextual-spacing="false" fo:line-height="115%" fo:text-align="start" style:justify-single-word="false" style:page-number="auto" fo:background-color="transparent"/>
      <style:text-properties fo:color="#000000" officeooo:rsid="00251a00" officeooo:paragraph-rsid="00251a00"/>
    </style:style>
    <style:style style:name="P29" style:family="paragraph" style:parent-style-name="Text_20_body">
      <loext:graphic-properties draw:fill="none"/>
      <style:paragraph-properties fo:margin-top="0cm" fo:margin-bottom="0cm" loext:contextual-spacing="false" fo:line-height="115%" fo:text-align="start" style:justify-single-word="false" fo:break-before="page" fo:background-color="transparent"/>
      <style:text-properties fo:color="#000000" fo:font-weight="normal" officeooo:rsid="00251a00" officeooo:paragraph-rsid="00251a00" style:font-weight-asian="normal" style:font-weight-complex="normal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2.499cm" style:auto-text-indent="false" style:page-number="auto" fo:background-color="transparent"/>
      <style:text-properties fo:color="#2a6099" style:text-underline-style="none" officeooo:rsid="00251a00" officeooo:paragraph-rsid="00251a00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2.499cm" style:auto-text-indent="false" fo:background-color="transparent"/>
      <style:text-properties fo:color="#2a6099" style:text-underline-style="none" officeooo:rsid="00251a00" officeooo:paragraph-rsid="00251a00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2.499cm" style:auto-text-indent="false" fo:background-color="transparent"/>
      <style:text-properties fo:color="#00a933" style:text-underline-style="none" officeooo:rsid="00251a00" officeooo:paragraph-rsid="00251a00"/>
    </style:style>
    <style:style style:name="T1" style:family="text">
      <style:text-properties officeooo:rsid="002149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officeooo:rsid="00251a00"/>
    </style:style>
    <style:style style:name="T6" style:family="text">
      <style:text-properties fo:color="#00a933"/>
    </style:style>
    <style:style style:name="T7" style:family="text">
      <style:text-properties fo:color="#00a933" style:text-underline-style="none"/>
    </style:style>
    <style:style style:name="T8" style:family="text">
      <style:text-properties fo:color="#00a933" style:text-underline-style="none" fo:font-weight="bold" style:font-weight-asian="bold" style:font-weight-complex="bold"/>
    </style:style>
    <style:style style:name="T9" style:family="text">
      <style:text-properties fo:color="#00a933" style:text-underline-style="none" fo:font-weight="bold" officeooo:rsid="0029ba81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63da0"/>
    </style:style>
    <style:style style:name="T12" style:family="text">
      <style:text-properties officeooo:rsid="00263da0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0263da0" style:font-style-asian="italic" style:font-style-complex="italic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2735ac" style:font-style-asian="normal" style:font-style-complex="normal"/>
    </style:style>
    <style:style style:name="T18" style:family="text">
      <style:text-properties officeooo:rsid="00283f56"/>
    </style:style>
    <style:style style:name="T19" style:family="text">
      <style:text-properties officeooo:rsid="0029ba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Animations </text:span>Matrices LED 7X5</text:h>
      <text:p text:style-name="P15"/>
      <text:p text:style-name="P15">Matérielles : </text:p>
      <text:list xml:id="list3391893007" text:style-name="L1">
        <text:list-item>
          <text:p text:style-name="P16">Arduino UNO (avec son USB)</text:p>
        </text:list-item>
        <text:list-item>
          <text:p text:style-name="P16">Matrice LED 7X5 (TA20-11SURKWA)</text:p>
        </text:list-item>
        <text:list-item>
          <text:p text:style-name="P16">Breadboard</text:p>
        </text:list-item>
        <text:list-item>
          <text:p text:style-name="P16">Fils des connections</text:p>
        </text:list-item>
        <text:list-item>
          <text:p text:style-name="P16">Poste de travail (ordinateur) avec un <text:span text:style-name="T2">Arduino IDE</text:span></text:p>
        </text:list-item>
      </text:list>
      <text:p text:style-name="P14"/>
      <text:p text:style-name="P14">Sur la matrice on a 5 Vcc et 7 Gnd (masses) . <text:span text:style-name="T1">On connectes tous les pins en commençant avec les Vccs et puis les Gnds, comme décrit dans </text:span><text:span text:style-name="T1"><text:sequence-ref text:reference-format="category-and-value" text:ref-name="refTable0">Tableau 1</text:sequence-ref></text:span><text:span text:style-name="T1">, pour faciliter la lisibilité et compréhension direct du projet.</text:span></text:p>
      <text:p text:style-name="P7">Tableau <text:sequence text:ref-name="refTable0" text:name="Table" text:formula="ooow:Table+1" style:num-format="1">1</text:sequence>: Connections des Pins M<text:span text:style-name="T18">a</text:span>trice LED et Pins Arduino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8">Vcc <text:span text:style-name="T5">(Columns)</text:span></text:p>
          </table:table-cell>
          <table:covered-table-cell/>
        </table:table-row>
        <table:table-row>
          <table:table-cell table:style-name="Tableau1.A2" office:value-type="string">
            <text:p text:style-name="P11">Pin Matrice</text:p>
          </table:table-cell>
          <table:table-cell table:style-name="Tableau1.B2" office:value-type="string">
            <text:p text:style-name="P11">Pin Arduino</text:p>
          </table:table-cell>
        </table:table-row>
        <table:table-row>
          <table:table-cell table:style-name="Tableau1.A2" office:value-type="string">
            <text:p text:style-name="P11">13</text:p>
          </table:table-cell>
          <table:table-cell table:style-name="Tableau1.B2" office:value-type="string">
            <text:p text:style-name="P11">0</text:p>
          </table:table-cell>
        </table:table-row>
        <table:table-row>
          <table:table-cell table:style-name="Tableau1.A2" office:value-type="string">
            <text:p text:style-name="P11">3</text:p>
          </table:table-cell>
          <table:table-cell table:style-name="Tableau1.B2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11">4 <text:span text:style-name="T1">(or 11)</text:span></text:p>
          </table:table-cell>
          <table:table-cell table:style-name="Tableau1.B2" office:value-type="string">
            <text:p text:style-name="P11">2</text:p>
          </table:table-cell>
        </table:table-row>
        <table:table-row>
          <table:table-cell table:style-name="Tableau1.A2" office:value-type="string">
            <text:p text:style-name="P11">10</text:p>
          </table:table-cell>
          <table:table-cell table:style-name="Tableau1.B2" office:value-type="string">
            <text:p text:style-name="P11">3</text:p>
          </table:table-cell>
        </table:table-row>
        <table:table-row>
          <table:table-cell table:style-name="Tableau1.A2" office:value-type="string">
            <text:p text:style-name="P11">6</text:p>
          </table:table-cell>
          <table:table-cell table:style-name="Tableau1.B2" office:value-type="string">
            <text:p text:style-name="P11">4</text:p>
          </table:table-cell>
        </table:table-row>
        <table:table-row>
          <table:table-cell table:style-name="Tableau1.B2" table:number-columns-spanned="2" office:value-type="string">
            <text:p text:style-name="P8">Gnd <text:span text:style-name="T5">(Rows)</text:span></text:p>
          </table:table-cell>
          <table:covered-table-cell/>
        </table:table-row>
        <table:table-row>
          <table:table-cell table:style-name="Tableau1.A2" office:value-type="string">
            <text:p text:style-name="P11">9</text:p>
          </table:table-cell>
          <table:table-cell table:style-name="Tableau1.B2" office:value-type="string">
            <text:p text:style-name="P11">6</text:p>
          </table:table-cell>
        </table:table-row>
        <table:table-row>
          <table:table-cell table:style-name="Tableau1.A2" office:value-type="string">
            <text:p text:style-name="P11">14</text:p>
          </table:table-cell>
          <table:table-cell table:style-name="Tableau1.B2" office:value-type="string">
            <text:p text:style-name="P11">7</text:p>
          </table:table-cell>
        </table:table-row>
        <table:table-row>
          <table:table-cell table:style-name="Tableau1.A2" office:value-type="string">
            <text:p text:style-name="P11">8</text:p>
          </table:table-cell>
          <table:table-cell table:style-name="Tableau1.B2" office:value-type="string">
            <text:p text:style-name="P11">8</text:p>
          </table:table-cell>
        </table:table-row>
        <table:table-row>
          <table:table-cell table:style-name="Tableau1.A2" office:value-type="string">
            <text:p text:style-name="P11">12 <text:span text:style-name="T1">(or 5)</text:span></text:p>
          </table:table-cell>
          <table:table-cell table:style-name="Tableau1.B2" office:value-type="string">
            <text:p text:style-name="P11">9</text:p>
          </table:table-cell>
        </table:table-row>
        <table:table-row>
          <table:table-cell table:style-name="Tableau1.A2" office:value-type="string">
            <text:p text:style-name="P11">1</text:p>
          </table:table-cell>
          <table:table-cell table:style-name="Tableau1.B2" office:value-type="string">
            <text:p text:style-name="P11">10</text:p>
          </table:table-cell>
        </table:table-row>
        <table:table-row>
          <table:table-cell table:style-name="Tableau1.A2" office:value-type="string">
            <text:p text:style-name="P11">7</text:p>
          </table:table-cell>
          <table:table-cell table:style-name="Tableau1.B2" office:value-type="string">
            <text:p text:style-name="P11">11</text:p>
          </table:table-cell>
        </table:table-row>
        <table:table-row>
          <table:table-cell table:style-name="Tableau1.A2" office:value-type="string">
            <text:p text:style-name="P11">2</text:p>
          </table:table-cell>
          <table:table-cell table:style-name="Tableau1.B2" office:value-type="string">
            <text:p text:style-name="P11">12</text:p>
          </table:table-cell>
        </table:table-row>
      </table:table>
      <text:p text:style-name="P13"/>
      <text:p text:style-name="P13"/>
      <text:h text:style-name="P3" text:outline-level="1"/>
      <text:h text:style-name="P6" text:outline-level="1">Programmations</text:h>
      <text:p text:style-name="P17">Lors de l’affichage sur la matrice, on utilise un array<text:span text:style-name="T12">2D</text:span> (matrice <text:span text:style-name="T12">2 dimensions</text:span>) avec l’exemple ci-<text:span text:style-name="T12">d</text:span>essus qui décrit comme caractère le chiffre 1, <text:sequence-ref text:reference-format="category-and-value" text:ref-name="refTable1">Tableau 2</text:sequence-ref>. <text:span text:style-name="T5">La programmation est en langage C oriente Arduino.</text:span></text:p>
      <text:p text:style-name="P21"><text:tab/><text:span text:style-name="T6">0, 0, 1, 0, 0 ;</text:span></text:p>
      <text:p text:style-name="P22"><text:tab/>0, 1, 1, 0, 0 ;</text:p>
      <text:p text:style-name="P22"><text:tab/>1, 0, 1, 0, 0 ;</text:p>
      <text:p text:style-name="P22"><text:tab/>0, 0, 1, 0, 0 ;</text:p>
      <text:p text:style-name="P22"><text:tab/>0, 0, 1, 0, 0 ;</text:p>
      <text:p text:style-name="P22"><text:tab/>0, 0, 1, 0, 0 ;</text:p>
      <text:p text:style-name="P22"><text:tab/>1, 1, 1, 1, 1 ;</text:p>
      <text:p text:style-name="P19"><text:s/></text:p>
      <text:list xml:id="list4049929038" text:style-name="L9">
        <text:list-item>
          <text:p text:style-name="P18">On commencer par déclare tous les pins</text:p>
        </text:list-item>
      </text:list>
      <text:p text:style-name="P30"><text:s/><text:span text:style-name="T6">//declarations des pins </text:span></text:p>
      <text:p text:style-name="P32"><text:s text:c="2"/>pinMode(0, OUTPUT); //Vcc</text:p>
      <text:p text:style-name="P32"><text:s text:c="2"/>pinMode(1, OUTPUT);</text:p>
      <text:p text:style-name="P32"><text:s text:c="2"/>pinMode(2, OUTPUT);</text:p>
      <text:p text:style-name="P32"><text:s text:c="2"/>pinMode(3, OUTPUT);</text:p>
      <text:p text:style-name="P32"><text:s text:c="2"/>pinMode(4, OUTPUT);</text:p>
      <text:p text:style-name="P32"><text:s text:c="2"/></text:p>
      <text:p text:style-name="P32"><text:s text:c="2"/>pinMode(6, OUTPUT); // Gnd</text:p>
      <text:p text:style-name="P32"><text:s text:c="2"/>pinMode(7, OUTPUT);</text:p>
      <text:p text:style-name="P32"><text:s text:c="2"/>pinMode(8, OUTPUT);</text:p>
      <text:p text:style-name="P32"><text:s text:c="2"/>pinMode(9, OUTPUT);</text:p>
      <text:p text:style-name="P32"><text:s text:c="2"/>pinMode(10, OUTPUT);</text:p>
      <text:p text:style-name="P32"><text:s text:c="2"/>pinMode(11, OUTPUT);</text:p>
      <text:p text:style-name="P32"><text:s text:c="2"/>pinMode(12, OUTPUT);</text:p>
      <text:p text:style-name="P31"/>
      <text:list xml:id="list2935481290" text:style-name="L8">
        <text:list-item>
          <text:p text:style-name="P28"><text:span text:style-name="T10">On crée une fonction pour pouvoir allumer une seul LED à la fois </text:span><text:span text:style-name="T8">ledn(col, row).</text:span></text:p>
          <text:p text:style-name="P23"><text:span text:style-name="T10">Par exemple si on souhaite allumer la troisième Led sur la deuxième range, on fera </text:span><text:span text:style-name="T8">ledn(</text:span><text:span text:style-name="T9">2</text:span><text:span text:style-name="T8">, </text:span><text:span text:style-name="T9">7</text:span><text:span text:style-name="T8">)</text:span><text:span text:style-name="T10">. </text:span></text:p>
        </text:list-item>
      </text:list>
      <text:p text:style-name="P24"><text:span text:style-name="T10"><text:tab/></text:span></text:p>
      <text:p text:style-name="P29"><text:span text:style-name="T10"/></text:p>
      <text:p text:style-name="P7">Tableau <text:sequence text:ref-name="refTable1" text:name="Table" text:formula="ooow:Table+1" style:num-format="1">2</text:sequence>: Connections de Pi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F"/>
        <table:table-row>
          <table:table-cell table:style-name="Tableau2.A1" office:value-type="string">
            <text:p text:style-name="P9">Pins</text:p>
          </table:table-cell>
          <table:table-cell table:style-name="Tableau2.A1" office:value-type="string">
            <text:p text:style-name="P10">0</text:p>
          </table:table-cell>
          <table:table-cell table:style-name="Tableau2.A1" office:value-type="string">
            <text:p text:style-name="P9"><text:span text:style-name="T19">1</text:span></text:p>
          </table:table-cell>
          <table:table-cell table:style-name="Tableau2.A1" office:value-type="string">
            <text:p text:style-name="P10">2</text:p>
          </table:table-cell>
          <table:table-cell table:style-name="Tableau2.A1" office:value-type="string">
            <text:p text:style-name="P10">3</text:p>
          </table:table-cell>
          <table:table-cell table:style-name="Tableau2.F1" office:value-type="string">
            <text:p text:style-name="P10">4</text:p>
          </table:table-cell>
        </table:table-row>
        <table:table-row>
          <table:table-cell table:style-name="Tableau2.A2" office:value-type="string">
            <text:p text:style-name="P10">6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0</text:p>
          </table:table-cell>
          <table:table-cell table:style-name="Tableau2.F2" office:value-type="string">
            <text:p text:style-name="P12">0</text:p>
          </table:table-cell>
        </table:table-row>
        <table:table-row>
          <table:table-cell table:style-name="Tableau2.A2" office:value-type="string">
            <text:p text:style-name="P10">7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0</text:p>
          </table:table-cell>
          <table:table-cell table:style-name="Tableau2.F2" office:value-type="string">
            <text:p text:style-name="P12">0</text:p>
          </table:table-cell>
        </table:table-row>
        <table:table-row>
          <table:table-cell table:style-name="Tableau2.A2" office:value-type="string">
            <text:p text:style-name="P9">8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0</text:p>
          </table:table-cell>
          <table:table-cell table:style-name="Tableau2.F2" office:value-type="string">
            <text:p text:style-name="P12">0</text:p>
          </table:table-cell>
        </table:table-row>
        <table:table-row table:style-name="Tableau2.5">
          <table:table-cell table:style-name="Tableau2.A2" office:value-type="string">
            <text:p text:style-name="P10">9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0</text:p>
          </table:table-cell>
          <table:table-cell table:style-name="Tableau2.F2" office:value-type="string">
            <text:p text:style-name="P12">0</text:p>
          </table:table-cell>
        </table:table-row>
        <table:table-row>
          <table:table-cell table:style-name="Tableau2.A2" office:value-type="string">
            <text:p text:style-name="P9">1<text:span text:style-name="T19">0</text:span>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0</text:p>
          </table:table-cell>
          <table:table-cell table:style-name="Tableau2.F2" office:value-type="string">
            <text:p text:style-name="P12">0</text:p>
          </table:table-cell>
        </table:table-row>
        <table:table-row>
          <table:table-cell table:style-name="Tableau2.A2" office:value-type="string">
            <text:p text:style-name="P10">11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0</text:p>
          </table:table-cell>
          <table:table-cell table:style-name="Tableau2.F2" office:value-type="string">
            <text:p text:style-name="P12">0</text:p>
          </table:table-cell>
        </table:table-row>
        <table:table-row>
          <table:table-cell table:style-name="Tableau2.A2" office:value-type="string">
            <text:p text:style-name="P9"><text:span text:style-name="T19">1</text:span>2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1</text:p>
          </table:table-cell>
          <table:table-cell table:style-name="Tableau2.F2" office:value-type="string">
            <text:p text:style-name="P12">1</text:p>
          </table:table-cell>
        </table:table-row>
      </table:table>
      <text:p text:style-name="P24"><text:span text:style-name="T10"/></text:p>
      <text:list xml:id="list20624553223351" text:continue-numbering="true" text:style-name="L8">
        <text:list-header>
          <text:p text:style-name="P23"><text:span text:style-name="T10">On effectue cet commande en mettant </text:span><text:span text:style-name="T11">le Vcc correspondant à 1 et la masse correspondant à 0. Et puis on force les autres Vcc restant à 0 et les masses restant à 1, conduit les fonctions </text:span><text:span text:style-name="T14">switch()</text:span><text:span text:style-name="T11"> dans le code.</text:span></text:p>
        </text:list-header>
      </text:list>
      <text:p text:style-name="P24"><text:span text:style-name="T11"/></text:p>
      <text:list xml:id="list20623757459833" text:continue-numbering="true" text:style-name="L8">
        <text:list-item>
          <text:p text:style-name="P25"><text:span text:style-name="T10">Dans la partie </text:span><text:span text:style-name="T13">void loop</text:span><text:span text:style-name="T10"> du code, on crée un array2D </text:span></text:p>
        </text:list-item>
      </text:list>
      <text:p text:style-name="P26"><text:span text:style-name="T10"><text:tab/><text:tab/></text:span><text:span text:style-name="T7">int led[7][5]; </text:span><text:span text:style-name="T10">la ou on indiquera le caractère à afficher</text:span></text:p>
      <text:p text:style-name="P26"><text:span text:style-name="T7"/></text:p>
      <text:list xml:id="list2692424739" text:style-name="L10">
        <text:list-item>
          <text:p text:style-name="P27"><text:span text:style-name="T10">Avec 2 boucles </text:span><text:span text:style-name="T15">for </text:span><text:span text:style-name="T16">, on vérifier chaque composants de l’array2D. À l’apparition de </text:span><text:span text:style-name="T15">1 </text:span><text:span text:style-name="T16">le LED correspondant est allumé, autrement aucun n’est allumé. </text:span><text:span text:style-name="T17">On ajouter un petit délais (d’environ 1ms) pour pouvoir constater l’allumage du LED.</text:span></text:p>
        </text:list-item>
      </text:list>
      <text:p text:style-name="P24"><text:span text:style-name="T11"/></text:p>
      <text:h text:style-name="P2" text:outline-level="1"><text:span text:style-name="T18">Bibliothèques</text:span> <text:span text:style-name="T18">nécessaire</text:span></text:h>
      <text:p text:style-name="P20">#include &lt;Array.h&gt;</text:p>
      <text:p text:style-name="P20">#include &lt;time.h&gt; </text:p>
      <text:p text:style-name="P20">#include &lt;stdio.h&gt;</text:p>
      <text:p text:style-name="P20"/>
      <text:h text:style-name="P5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 fo:padding="0.049cm" fo:border-left="none" fo:border-right="none" fo:border-top="0.06pt solid #000000" fo:border-bottom="0.06pt solid #000000"/>
      <style:text-properties fo:font-weight="bold" officeooo:rsid="002149de" officeooo:paragraph-rsid="002149de" style:font-weight-asian="bold" style:font-weight-complex="bold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©</text:span><text:span text:style-name="MT2"> </text:span>NIYIKIZA R. Arsene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9T00:22:04.704000000</meta:creation-date>
    <dc:date>2020-05-19T02:06:22.597000000</dc:date>
    <meta:editing-duration>PT51M32S</meta:editing-duration>
    <meta:editing-cycles>11</meta:editing-cycles>
    <meta:generator>LibreOffice/6.4.0.3$Windows_X86_64 LibreOffice_project/b0a288ab3d2d4774cb44b62f04d5d28733ac6df8</meta:generator>
    <meta:document-statistic meta:table-count="2" meta:image-count="0" meta:object-count="0" meta:page-count="3" meta:paragraph-count="123" meta:word-count="432" meta:character-count="2126" meta:non-whitespace-character-count="1782"/>
  </office:meta>
</office:document-meta>
</file>